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D0000014269A2F1FD.png" manifest:media-type="image/png"/>
  <manifest:file-entry manifest:full-path="Pictures/1000000000000139000001245C0502A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181cm" svg:height="13.315cm" svg:x="12.8cm" svg:y="0.085cm">
          <draw:image xlink:href="Pictures/100000000000013D0000014269A2F1FD.png" xlink:type="simple" xlink:show="embed" xlink:actuate="onLoad">
            <text:p/>
          </draw:image>
        </draw:frame>
        <draw:frame draw:style-name="gr1" draw:text-style-name="P1" draw:layer="layout" svg:width="13.6cm" svg:height="12.322cm" svg:x="0cm" svg:y="8.6cm">
          <draw:image xlink:href="Pictures/1000000000000139000001245C0502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3T18:20:09</meta:creation-date>
    <dc:date>2013-02-13T18:22:35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